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22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4.866cm" style:use-optimal-column-width="false"/>
    </style:style>
    <style:style style:name="co2" style:family="table-column">
      <style:table-column-properties style:column-width="4.867cm" style:use-optimal-column-width="false"/>
    </style:style>
    <style:style style:name="co3" style:family="table-column">
      <style:table-column-properties style:column-width="4.292cm" style:use-optimal-column-width="false"/>
    </style:style>
    <style:style style:name="co4" style:family="table-column">
      <style:table-column-properties style:column-width="4.293cm" style:use-optimal-column-width="false"/>
    </style:style>
    <style:style style:name="ro1" style:family="table-row">
      <style:table-row-properties style:row-height="3.135cm"/>
    </style:style>
    <style:style style:name="ro2" style:family="table-row">
      <style:table-row-properties style:row-height="3.148cm"/>
    </style:style>
    <style:style style:name="ro3" style:family="table-row">
      <style:table-row-properties style:row-height="1.999cm"/>
    </style:style>
    <style:style style:name="ro4" style:family="table-row">
      <style:table-row-properties style:row-height="2.00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standard" draw:layer="layout" svg:width="14.598cm" svg:height="15.687cm" svg:x="0cm" svg:y="0.0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Python’s Memory</text:p>
              </table:table-cell>
            </table:table-row>
            <table:table-row table:style-name="ro1" table:default-cell-style-name="gray2">
              <table:table-cell>
                <text:p>x=10</text:p>
              </table:table-cell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standard" draw:layer="layout" svg:width="14.598cm" svg:height="15.687cm" svg:x="0cm" svg:y="0.0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Python’s Memory</text:p>
              </table:table-cell>
            </table:table-row>
            <table:table-row table:style-name="ro1" table:default-cell-style-name="gray2">
              <table:table-cell>
                <text:p>x=10</text:p>
              </table:table-cell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>
                <text:p>1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standard" draw:layer="layout" svg:width="14.598cm" svg:height="15.687cm" svg:x="0cm" svg:y="0.0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Python’s Memory</text:p>
              </table:table-cell>
            </table:table-row>
            <table:table-row table:style-name="ro1" table:default-cell-style-name="gray2">
              <table:table-cell>
                <text:p>x=10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>
                <text:p>10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standard" draw:layer="layout" svg:width="14.598cm" svg:height="15.687cm" svg:x="0cm" svg:y="0.0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Python’s Memory</text:p>
              </table:table-cell>
            </table:table-row>
            <table:table-row table:style-name="ro1" table:default-cell-style-name="gray2">
              <table:table-cell>
                <text:p>x=10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>
                <text:p>10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2" draw:text-style-name="P2" draw:layer="layout" svg:x1="5.6cm" svg:y1="3.8cm" svg:x2="10cm" svg:y2="13.2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standard" draw:layer="layout" svg:width="14.598cm" svg:height="15.687cm" svg:x="0cm" svg:y="0.0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Python’s Memory</text:p>
              </table:table-cell>
            </table:table-row>
            <table:table-row table:style-name="ro1" table:default-cell-style-name="gray2">
              <table:table-cell>
                <text:p>x=10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gray1">
              <table:table-cell>
                <text:p>def foo(x):</text:p>
                <text:p><text:s text:c="7"/>return 2*x </text:p>
              </table:table-cell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>
                <text:p>10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2" draw:text-style-name="P2" draw:layer="layout" svg:x1="5.6cm" svg:y1="3.8cm" svg:x2="10cm" svg:y2="13.2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standard" draw:layer="layout" svg:width="14.598cm" svg:height="15.687cm" svg:x="0cm" svg:y="0.0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Python’s Memory</text:p>
              </table:table-cell>
            </table:table-row>
            <table:table-row table:style-name="ro1" table:default-cell-style-name="gray2">
              <table:table-cell>
                <text:p>x=10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gray1">
              <table:table-cell>
                <text:p>def foo(x):</text:p>
                <text:p><text:s text:c="7"/>return 2*x </text:p>
              </table:table-cell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>
                <text:p>Function object</text:p>
              </table:table-cell>
            </table:table-row>
            <table:table-row table:style-name="ro2" table:default-cell-style-name="gray1">
              <table:table-cell/>
              <table:table-cell/>
              <table:table-cell>
                <text:p>10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2" draw:text-style-name="P2" draw:layer="layout" svg:x1="5.6cm" svg:y1="3.8cm" svg:x2="10cm" svg:y2="13.2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standard" draw:layer="layout" svg:width="14.598cm" svg:height="15.687cm" svg:x="0cm" svg:y="0.0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Python’s Memory</text:p>
              </table:table-cell>
            </table:table-row>
            <table:table-row table:style-name="ro1" table:default-cell-style-name="gray2">
              <table:table-cell>
                <text:p>x=10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gray1">
              <table:table-cell>
                <text:p>def foo(x):</text:p>
                <text:p><text:s text:c="7"/>return 2*x </text:p>
              </table:table-cell>
              <table:table-cell>
                <text:p>foo</text:p>
              </table:table-cell>
              <table:table-cell/>
            </table:table-row>
            <table:table-row table:style-name="ro1" table:default-cell-style-name="gray2">
              <table:table-cell>
                <text:p>foo(20)</text:p>
              </table:table-cell>
              <table:table-cell/>
              <table:table-cell>
                <text:p>Function object</text:p>
              </table:table-cell>
            </table:table-row>
            <table:table-row table:style-name="ro2" table:default-cell-style-name="gray1">
              <table:table-cell/>
              <table:table-cell/>
              <table:table-cell>
                <text:p>10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2" draw:text-style-name="P2" draw:layer="layout" svg:x1="5.6cm" svg:y1="3.8cm" svg:x2="10cm" svg:y2="13.2cm">
          <text:p/>
        </draw:line>
        <draw:line draw:style-name="gr2" draw:text-style-name="P2" draw:layer="layout" svg:x1="6cm" svg:y1="6.8cm" svg:x2="10cm" svg:y2="10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standard" draw:layer="layout" svg:width="14.598cm" svg:height="15.687cm" svg:x="0cm" svg:y="0.0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Python’s Memory</text:p>
              </table:table-cell>
            </table:table-row>
            <table:table-row table:style-name="ro1" table:default-cell-style-name="gray2">
              <table:table-cell>
                <text:p>x=10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gray1">
              <table:table-cell>
                <text:p>def foo(x):</text:p>
                <text:p><text:s text:c="7"/>return 2*x </text:p>
              </table:table-cell>
              <table:table-cell>
                <text:p>foo</text:p>
              </table:table-cell>
              <table:table-cell/>
            </table:table-row>
            <table:table-row table:style-name="ro1" table:default-cell-style-name="gray2">
              <table:table-cell>
                <text:p>foo(20)</text:p>
              </table:table-cell>
              <table:table-cell/>
              <table:table-cell>
                <text:p>Function object</text:p>
              </table:table-cell>
            </table:table-row>
            <table:table-row table:style-name="ro2" table:default-cell-style-name="gray1">
              <table:table-cell/>
              <table:table-cell/>
              <table:table-cell>
                <text:p>10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2" draw:text-style-name="P2" draw:layer="layout" svg:x1="5.6cm" svg:y1="3.8cm" svg:x2="10cm" svg:y2="13.2cm">
          <text:p/>
        </draw:line>
        <draw:line draw:style-name="gr2" draw:text-style-name="P2" draw:layer="layout" svg:x1="6cm" svg:y1="6.8cm" svg:x2="10cm" svg:y2="10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standard" draw:layer="layout" svg:width="14.598cm" svg:height="15.687cm" svg:x="0cm" svg:y="0.0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Python’s Memory</text:p>
              </table:table-cell>
            </table:table-row>
            <table:table-row table:style-name="ro1" table:default-cell-style-name="gray2">
              <table:table-cell>
                <text:p>x=10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gray1">
              <table:table-cell>
                <text:p>def foo(x):</text:p>
                <text:p><text:s text:c="7"/>return 2*x </text:p>
              </table:table-cell>
              <table:table-cell>
                <text:p>foo</text:p>
              </table:table-cell>
              <table:table-cell>
                <text:p>20</text:p>
              </table:table-cell>
            </table:table-row>
            <table:table-row table:style-name="ro1" table:default-cell-style-name="gray2">
              <table:table-cell>
                <text:p>foo(20)</text:p>
              </table:table-cell>
              <table:table-cell/>
              <table:table-cell>
                <text:p>Function object</text:p>
              </table:table-cell>
            </table:table-row>
            <table:table-row table:style-name="ro2" table:default-cell-style-name="gray1">
              <table:table-cell/>
              <table:table-cell/>
              <table:table-cell>
                <text:p>10</text:p>
              </table:table-cell>
            </table:table-row>
          </table:table>
          <draw:image xlink:href="Pictures/TablePreview9.svm" xlink:type="simple" xlink:show="embed" xlink:actuate="onLoad"/>
        </draw:frame>
        <draw:line draw:style-name="gr2" draw:text-style-name="P2" draw:layer="layout" svg:x1="5.6cm" svg:y1="3.8cm" svg:x2="10cm" svg:y2="13.2cm">
          <text:p/>
        </draw:line>
        <draw:line draw:style-name="gr2" draw:text-style-name="P2" draw:layer="layout" svg:x1="6cm" svg:y1="6.8cm" svg:x2="10cm" svg:y2="10cm">
          <text:p/>
        </draw:lin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standard" draw:layer="layout" svg:width="14.598cm" svg:height="15.687cm" svg:x="0cm" svg:y="0.0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Python’s Memory</text:p>
              </table:table-cell>
            </table:table-row>
            <table:table-row table:style-name="ro1" table:default-cell-style-name="gray2">
              <table:table-cell>
                <text:p>x=10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gray1">
              <table:table-cell>
                <text:p>def foo(x):</text:p>
                <text:p><text:s text:c="7"/>return 2*x </text:p>
              </table:table-cell>
              <table:table-cell>
                <text:p>foo</text:p>
              </table:table-cell>
              <table:table-cell>
                <text:p>20</text:p>
              </table:table-cell>
            </table:table-row>
            <table:table-row table:style-name="ro1" table:default-cell-style-name="gray2">
              <table:table-cell>
                <text:p>foo(20)</text:p>
              </table:table-cell>
              <table:table-cell/>
              <table:table-cell>
                <text:p>Function object</text:p>
              </table:table-cell>
            </table:table-row>
            <table:table-row table:style-name="ro2" table:default-cell-style-name="gray1">
              <table:table-cell/>
              <table:table-cell/>
              <table:table-cell>
                <text:p>10</text:p>
              </table:table-cell>
            </table:table-row>
          </table:table>
          <draw:image xlink:href="Pictures/TablePreview10.svm" xlink:type="simple" xlink:show="embed" xlink:actuate="onLoad"/>
        </draw:frame>
        <draw:line draw:style-name="gr2" draw:text-style-name="P2" draw:layer="layout" svg:x1="5.6cm" svg:y1="3.8cm" svg:x2="10cm" svg:y2="13.2cm">
          <text:p/>
        </draw:line>
        <draw:line draw:style-name="gr2" draw:text-style-name="P2" draw:layer="layout" svg:x1="6cm" svg:y1="6.8cm" svg:x2="10cm" svg:y2="10cm">
          <text:p/>
        </draw:line>
        <draw:frame draw:style-name="standard" draw:layer="layout" svg:width="12.876cm" svg:height="9.998cm" svg:x="14.986cm" svg:y="2.80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Python’s Memory</text:p>
              </table:table-cell>
            </table:table-row>
            <table:table-row table:style-name="ro3" table:default-cell-style-name="gray2"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</table:table-row>
            <table:table-row table:style-name="ro3" table:default-cell-style-name="gray2">
              <table:table-cell/>
              <table:table-cell/>
              <table:table-cell/>
            </table:table-row>
            <table:table-row table:style-name="ro4" table:default-cell-style-name="gray1"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standard" draw:layer="layout" svg:width="14.598cm" svg:height="15.687cm" svg:x="0cm" svg:y="0.0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Python’s Memory</text:p>
              </table:table-cell>
            </table:table-row>
            <table:table-row table:style-name="ro1" table:default-cell-style-name="gray2">
              <table:table-cell>
                <text:p>x=10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gray1">
              <table:table-cell>
                <text:p>def foo(x):</text:p>
                <text:p><text:s text:c="7"/>return 2*x </text:p>
              </table:table-cell>
              <table:table-cell>
                <text:p>foo</text:p>
              </table:table-cell>
              <table:table-cell>
                <text:p>20</text:p>
              </table:table-cell>
            </table:table-row>
            <table:table-row table:style-name="ro1" table:default-cell-style-name="gray2">
              <table:table-cell>
                <text:p>foo(20)</text:p>
              </table:table-cell>
              <table:table-cell/>
              <table:table-cell>
                <text:p>Function object</text:p>
              </table:table-cell>
            </table:table-row>
            <table:table-row table:style-name="ro2" table:default-cell-style-name="gray1">
              <table:table-cell/>
              <table:table-cell/>
              <table:table-cell>
                <text:p>10</text:p>
              </table:table-cell>
            </table:table-row>
          </table:table>
          <draw:image xlink:href="Pictures/TablePreview12.svm" xlink:type="simple" xlink:show="embed" xlink:actuate="onLoad"/>
        </draw:frame>
        <draw:line draw:style-name="gr2" draw:text-style-name="P2" draw:layer="layout" svg:x1="5.6cm" svg:y1="3.8cm" svg:x2="10cm" svg:y2="13.2cm">
          <text:p/>
        </draw:line>
        <draw:line draw:style-name="gr2" draw:text-style-name="P2" draw:layer="layout" svg:x1="6cm" svg:y1="6.8cm" svg:x2="10cm" svg:y2="10cm">
          <text:p/>
        </draw:line>
        <draw:frame draw:style-name="standard" draw:layer="layout" svg:width="12.876cm" svg:height="9.998cm" svg:x="14.986cm" svg:y="2.80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Python’s Memory</text:p>
              </table:table-cell>
            </table:table-row>
            <table:table-row table:style-name="ro3" table:default-cell-style-name="gray2">
              <table:table-cell/>
              <table:table-cell>
                <text:p>x</text:p>
              </table:table-cell>
              <table:table-cell/>
            </table:table-row>
            <table:table-row table:style-name="ro3" table:default-cell-style-name="gray1">
              <table:table-cell/>
              <table:table-cell/>
              <table:table-cell/>
            </table:table-row>
            <table:table-row table:style-name="ro3" table:default-cell-style-name="gray2">
              <table:table-cell/>
              <table:table-cell/>
              <table:table-cell/>
            </table:table-row>
            <table:table-row table:style-name="ro4" table:default-cell-style-name="gray1"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standard" draw:layer="layout" svg:width="14.598cm" svg:height="15.687cm" svg:x="0cm" svg:y="0.0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Python’s Memory</text:p>
              </table:table-cell>
            </table:table-row>
            <table:table-row table:style-name="ro1" table:default-cell-style-name="gray2">
              <table:table-cell>
                <text:p>x=10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gray1">
              <table:table-cell>
                <text:p>def foo(x):</text:p>
                <text:p><text:s text:c="7"/>return 2*x </text:p>
              </table:table-cell>
              <table:table-cell>
                <text:p>foo</text:p>
              </table:table-cell>
              <table:table-cell>
                <text:p>20</text:p>
              </table:table-cell>
            </table:table-row>
            <table:table-row table:style-name="ro1" table:default-cell-style-name="gray2">
              <table:table-cell>
                <text:p>foo(20)</text:p>
              </table:table-cell>
              <table:table-cell/>
              <table:table-cell>
                <text:p>Function object</text:p>
              </table:table-cell>
            </table:table-row>
            <table:table-row table:style-name="ro2" table:default-cell-style-name="gray1">
              <table:table-cell/>
              <table:table-cell/>
              <table:table-cell>
                <text:p>10</text:p>
              </table:table-cell>
            </table:table-row>
          </table:table>
          <draw:image xlink:href="Pictures/TablePreview14.svm" xlink:type="simple" xlink:show="embed" xlink:actuate="onLoad"/>
        </draw:frame>
        <draw:line draw:style-name="gr2" draw:text-style-name="P2" draw:layer="layout" svg:x1="5.6cm" svg:y1="3.8cm" svg:x2="10cm" svg:y2="13.2cm">
          <text:p/>
        </draw:line>
        <draw:line draw:style-name="gr2" draw:text-style-name="P2" draw:layer="layout" svg:x1="6cm" svg:y1="6.8cm" svg:x2="10cm" svg:y2="10cm">
          <text:p/>
        </draw:line>
        <draw:frame draw:style-name="standard" draw:layer="layout" svg:width="12.876cm" svg:height="9.998cm" svg:x="14.986cm" svg:y="2.80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Python’s Memory</text:p>
              </table:table-cell>
            </table:table-row>
            <table:table-row table:style-name="ro3" table:default-cell-style-name="gray2">
              <table:table-cell/>
              <table:table-cell>
                <text:p>x</text:p>
              </table:table-cell>
              <table:table-cell/>
            </table:table-row>
            <table:table-row table:style-name="ro3" table:default-cell-style-name="gray1">
              <table:table-cell/>
              <table:table-cell/>
              <table:table-cell/>
            </table:table-row>
            <table:table-row table:style-name="ro3" table:default-cell-style-name="gray2">
              <table:table-cell/>
              <table:table-cell/>
              <table:table-cell/>
            </table:table-row>
            <table:table-row table:style-name="ro4" table:default-cell-style-name="gray1"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line draw:style-name="gr2" draw:text-style-name="P2" draw:layer="layout" svg:x1="19.4cm" svg:y1="5.4cm" svg:x2="10.8cm" svg:y2="6.8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standard" draw:layer="layout" svg:width="14.598cm" svg:height="15.687cm" svg:x="0cm" svg:y="0.0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Python’s Memory</text:p>
              </table:table-cell>
            </table:table-row>
            <table:table-row table:style-name="ro1" table:default-cell-style-name="gray2">
              <table:table-cell>
                <text:p>x=10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gray1">
              <table:table-cell>
                <text:p>def foo(x):</text:p>
                <text:p><text:s text:c="7"/>return 2*x </text:p>
              </table:table-cell>
              <table:table-cell>
                <text:p>foo</text:p>
              </table:table-cell>
              <table:table-cell>
                <text:p>20</text:p>
              </table:table-cell>
            </table:table-row>
            <table:table-row table:style-name="ro1" table:default-cell-style-name="gray2">
              <table:table-cell>
                <text:p>foo(20)</text:p>
              </table:table-cell>
              <table:table-cell/>
              <table:table-cell>
                <text:p>Function object</text:p>
              </table:table-cell>
            </table:table-row>
            <table:table-row table:style-name="ro2" table:default-cell-style-name="gray1">
              <table:table-cell/>
              <table:table-cell/>
              <table:table-cell>
                <text:p>10</text:p>
              </table:table-cell>
            </table:table-row>
          </table:table>
          <draw:image xlink:href="Pictures/TablePreview16.svm" xlink:type="simple" xlink:show="embed" xlink:actuate="onLoad"/>
        </draw:frame>
        <draw:line draw:style-name="gr2" draw:text-style-name="P2" draw:layer="layout" svg:x1="5.6cm" svg:y1="3.8cm" svg:x2="10cm" svg:y2="13.2cm">
          <text:p/>
        </draw:line>
        <draw:line draw:style-name="gr2" draw:text-style-name="P2" draw:layer="layout" svg:x1="6cm" svg:y1="6.8cm" svg:x2="10cm" svg:y2="10cm">
          <text:p/>
        </draw:line>
        <draw:frame draw:style-name="standard" draw:layer="layout" svg:width="12.876cm" svg:height="9.998cm" svg:x="14.986cm" svg:y="2.80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Python’s Memory</text:p>
              </table:table-cell>
            </table:table-row>
            <table:table-row table:style-name="ro3" table:default-cell-style-name="gray2">
              <table:table-cell>
                <text:p>return 2*x</text:p>
              </table:table-cell>
              <table:table-cell>
                <text:p>x</text:p>
              </table:table-cell>
              <table:table-cell/>
            </table:table-row>
            <table:table-row table:style-name="ro3" table:default-cell-style-name="gray1">
              <table:table-cell/>
              <table:table-cell/>
              <table:table-cell/>
            </table:table-row>
            <table:table-row table:style-name="ro3" table:default-cell-style-name="gray2">
              <table:table-cell/>
              <table:table-cell/>
              <table:table-cell/>
            </table:table-row>
            <table:table-row table:style-name="ro4" table:default-cell-style-name="gray1">
              <table:table-cell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draw:line draw:style-name="gr2" draw:text-style-name="P2" draw:layer="layout" svg:x1="19.4cm" svg:y1="5.4cm" svg:x2="10.8cm" svg:y2="6.8cm">
          <text:p/>
        </draw:lin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standard" draw:layer="layout" svg:width="14.598cm" svg:height="15.687cm" svg:x="0cm" svg:y="0.0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Python’s Memory</text:p>
              </table:table-cell>
            </table:table-row>
            <table:table-row table:style-name="ro1" table:default-cell-style-name="gray2">
              <table:table-cell>
                <text:p>x=10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gray1">
              <table:table-cell>
                <text:p>def foo(x):</text:p>
                <text:p><text:s text:c="7"/>return 2*x </text:p>
              </table:table-cell>
              <table:table-cell>
                <text:p>foo</text:p>
              </table:table-cell>
              <table:table-cell>
                <text:p>20</text:p>
              </table:table-cell>
            </table:table-row>
            <table:table-row table:style-name="ro1" table:default-cell-style-name="gray2">
              <table:table-cell>
                <text:p>foo(20)</text:p>
              </table:table-cell>
              <table:table-cell/>
              <table:table-cell>
                <text:p>Function object</text:p>
              </table:table-cell>
            </table:table-row>
            <table:table-row table:style-name="ro2" table:default-cell-style-name="gray1">
              <table:table-cell/>
              <table:table-cell/>
              <table:table-cell>
                <text:p>10</text:p>
              </table:table-cell>
            </table:table-row>
          </table:table>
          <draw:image xlink:href="Pictures/TablePreview18.svm" xlink:type="simple" xlink:show="embed" xlink:actuate="onLoad"/>
        </draw:frame>
        <draw:line draw:style-name="gr2" draw:text-style-name="P2" draw:layer="layout" svg:x1="5.6cm" svg:y1="3.8cm" svg:x2="10cm" svg:y2="13.2cm">
          <text:p/>
        </draw:line>
        <draw:line draw:style-name="gr2" draw:text-style-name="P2" draw:layer="layout" svg:x1="6cm" svg:y1="6.8cm" svg:x2="10cm" svg:y2="10cm">
          <text:p/>
        </draw:line>
        <draw:frame draw:style-name="standard" draw:layer="layout" svg:width="12.876cm" svg:height="9.998cm" svg:x="14.986cm" svg:y="2.80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Python’s Memory</text:p>
              </table:table-cell>
            </table:table-row>
            <table:table-row table:style-name="ro3" table:default-cell-style-name="gray2">
              <table:table-cell>
                <text:p>return 2*x</text:p>
              </table:table-cell>
              <table:table-cell>
                <text:p>x</text:p>
              </table:table-cell>
              <table:table-cell/>
            </table:table-row>
            <table:table-row table:style-name="ro3" table:default-cell-style-name="gray1">
              <table:table-cell/>
              <table:table-cell/>
              <table:table-cell/>
            </table:table-row>
            <table:table-row table:style-name="ro3" table:default-cell-style-name="gray2">
              <table:table-cell/>
              <table:table-cell/>
              <table:table-cell/>
            </table:table-row>
            <table:table-row table:style-name="ro4" table:default-cell-style-name="gray1">
              <table:table-cell/>
              <table:table-cell/>
              <table:table-cell>
                <text:p>40</text:p>
              </table:table-cell>
            </table:table-row>
          </table:table>
          <draw:image xlink:href="Pictures/TablePreview19.svm" xlink:type="simple" xlink:show="embed" xlink:actuate="onLoad"/>
        </draw:frame>
        <draw:line draw:style-name="gr2" draw:text-style-name="P2" draw:layer="layout" svg:x1="19.4cm" svg:y1="5.4cm" svg:x2="10.8cm" svg:y2="6.8cm">
          <text:p/>
        </draw:lin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standard" draw:layer="layout" svg:width="14.598cm" svg:height="15.687cm" svg:x="0cm" svg:y="0.0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Python’s Memory</text:p>
              </table:table-cell>
            </table:table-row>
            <table:table-row table:style-name="ro1" table:default-cell-style-name="gray2">
              <table:table-cell>
                <text:p>x=10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gray1">
              <table:table-cell>
                <text:p>def foo(x):</text:p>
                <text:p><text:s text:c="7"/>return 2*x </text:p>
              </table:table-cell>
              <table:table-cell>
                <text:p>foo</text:p>
              </table:table-cell>
              <table:table-cell>
                <text:p>20</text:p>
              </table:table-cell>
            </table:table-row>
            <table:table-row table:style-name="ro1" table:default-cell-style-name="gray2">
              <table:table-cell>
                <text:p>foo(20)=&gt; 40 result is returned</text:p>
              </table:table-cell>
              <table:table-cell/>
              <table:table-cell>
                <text:p>Function object</text:p>
              </table:table-cell>
            </table:table-row>
            <table:table-row table:style-name="ro2" table:default-cell-style-name="gray1">
              <table:table-cell/>
              <table:table-cell/>
              <table:table-cell>
                <text:p>10</text:p>
              </table:table-cell>
            </table:table-row>
          </table:table>
          <draw:image xlink:href="Pictures/TablePreview20.svm" xlink:type="simple" xlink:show="embed" xlink:actuate="onLoad"/>
        </draw:frame>
        <draw:line draw:style-name="gr2" draw:text-style-name="P2" draw:layer="layout" svg:x1="5.6cm" svg:y1="3.8cm" svg:x2="10cm" svg:y2="13.2cm">
          <text:p/>
        </draw:line>
        <draw:line draw:style-name="gr2" draw:text-style-name="P2" draw:layer="layout" svg:x1="6cm" svg:y1="6.8cm" svg:x2="10cm" svg:y2="10cm">
          <text:p/>
        </draw:line>
        <draw:frame draw:style-name="standard" draw:layer="layout" svg:width="12.876cm" svg:height="9.998cm" svg:x="14.986cm" svg:y="2.80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Python’s Memory</text:p>
              </table:table-cell>
            </table:table-row>
            <table:table-row table:style-name="ro3" table:default-cell-style-name="gray2">
              <table:table-cell>
                <text:p>return 2*x</text:p>
              </table:table-cell>
              <table:table-cell>
                <text:p>x</text:p>
              </table:table-cell>
              <table:table-cell/>
            </table:table-row>
            <table:table-row table:style-name="ro3" table:default-cell-style-name="gray1">
              <table:table-cell/>
              <table:table-cell/>
              <table:table-cell/>
            </table:table-row>
            <table:table-row table:style-name="ro3" table:default-cell-style-name="gray2">
              <table:table-cell/>
              <table:table-cell/>
              <table:table-cell/>
            </table:table-row>
            <table:table-row table:style-name="ro4" table:default-cell-style-name="gray1">
              <table:table-cell/>
              <table:table-cell/>
              <table:table-cell>
                <text:p>40</text:p>
              </table:table-cell>
            </table:table-row>
          </table:table>
          <draw:image xlink:href="Pictures/TablePreview21.svm" xlink:type="simple" xlink:show="embed" xlink:actuate="onLoad"/>
        </draw:frame>
        <draw:line draw:style-name="gr2" draw:text-style-name="P2" draw:layer="layout" svg:x1="19.4cm" svg:y1="5.4cm" svg:x2="10.8cm" svg:y2="6.8cm">
          <text:p/>
        </draw:lin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standard" draw:layer="layout" svg:width="14.598cm" svg:height="15.687cm" svg:x="0cm" svg:y="0.0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tatement</text:p>
              </table:table-cell>
              <table:table-cell>
                <text:p>Namespace</text:p>
              </table:table-cell>
              <table:table-cell>
                <text:p>Python’s Memory</text:p>
              </table:table-cell>
            </table:table-row>
            <table:table-row table:style-name="ro1" table:default-cell-style-name="gray2">
              <table:table-cell>
                <text:p>x=10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gray1">
              <table:table-cell>
                <text:p>def foo(x):</text:p>
                <text:p><text:s text:c="7"/>return 2*x </text:p>
              </table:table-cell>
              <table:table-cell>
                <text:p>foo</text:p>
              </table:table-cell>
              <table:table-cell>
                <text:p>20</text:p>
              </table:table-cell>
            </table:table-row>
            <table:table-row table:style-name="ro1" table:default-cell-style-name="gray2">
              <table:table-cell>
                <text:p>foo(20)=&gt; 40 result is returned</text:p>
              </table:table-cell>
              <table:table-cell/>
              <table:table-cell>
                <text:p>Function object</text:p>
              </table:table-cell>
            </table:table-row>
            <table:table-row table:style-name="ro2" table:default-cell-style-name="gray1">
              <table:table-cell/>
              <table:table-cell/>
              <table:table-cell>
                <text:p>10</text:p>
              </table:table-cell>
            </table:table-row>
          </table:table>
          <draw:image xlink:href="Pictures/TablePreview22.svm" xlink:type="simple" xlink:show="embed" xlink:actuate="onLoad"/>
        </draw:frame>
        <draw:line draw:style-name="gr2" draw:text-style-name="P2" draw:layer="layout" svg:x1="5.6cm" svg:y1="3.8cm" svg:x2="10cm" svg:y2="13.2cm">
          <text:p/>
        </draw:line>
        <draw:line draw:style-name="gr2" draw:text-style-name="P2" draw:layer="layout" svg:x1="6cm" svg:y1="6.8cm" svg:x2="10cm" svg:y2="10cm">
          <text:p/>
        </draw:lin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0T22:53:07.568475420</meta:creation-date>
    <dc:date>2020-08-10T23:08:13.996092364</dc:date>
    <meta:editing-duration>PT4M45S</meta:editing-duration>
    <meta:editing-cycles>2</meta:editing-cycles>
    <meta:generator>LibreOffice/6.0.7.3$Linux_X86_64 LibreOffice_project/00m0$Build-3</meta:generator>
    <meta:document-statistic meta:object-count="102"/>
  </office:meta>
</office:document-meta>
</file>